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420d" officeooo:paragraph-rsid="0020420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0420d" officeooo:paragraph-rsid="0020420d" style:font-weight-asian="bold" style:font-weight-complex="bold"/>
    </style:style>
    <style:style style:name="P3" style:family="paragraph" style:parent-style-name="Standard">
      <style:text-properties fo:font-weight="normal" officeooo:rsid="0020420d" officeooo:paragraph-rsid="0020420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0420d" officeooo:paragraph-rsid="0020420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0919e" officeooo:paragraph-rsid="0020919e" style:font-weight-asian="normal" style:font-weight-complex="normal"/>
    </style:style>
    <style:style style:name="T1" style:family="text">
      <style:text-properties officeooo:rsid="00209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are the five questions you would ask someone in an interview?</text:p>
      <text:p text:style-name="P3"/>
      <text:p text:style-name="P3">1)What made you choose CSE?</text:p>
      <text:p text:style-name="P3">2)Is this your first time coding?</text:p>
      <text:p text:style-name="P3">3)What interest in major would you like to go into?</text:p>
      <text:p text:style-name="P3">4)Do you think this course is going to be easy?</text:p>
      <text:p text:style-name="P3">5)Did you take any computer science courses at a community college or AP courses in High School?</text:p>
      <text:p text:style-name="P3"/>
      <text:p text:style-name="P1">Would it be different questions if they were your instructor or the TA?</text:p>
      <text:p text:style-name="P3">No, I don’t think these questions would be any different because these are really open ended questions that anyone can answer. <text:s/>These are meant to give a bit of background information so that there is some information that people can try to relate to.</text:p>
      <text:p text:style-name="P3"/>
      <text:p text:style-name="P1">What about in a casual conversation with a classmate?</text:p>
      <text:p text:style-name="P3">These questions in a causal conversation with a classmate would sound pretty weird because it would sound really scripted and would affect the flow of the conversation, but these could be asked when you are meeting someone new.</text:p>
      <text:p text:style-name="P3"/>
      <text:p text:style-name="P3"/>
      <text:p text:style-name="P2">Level of Understanding</text:p>
      <text:p text:style-name="P2"/>
      <text:p text:style-name="P4">1)With the 2 forward slashes, this would mean that the output would be a comment which would have no affect to the code being written.</text:p>
      <text:p text:style-name="P4">2)<text:span text:style-name="T1">No there isn’t because both of these outputs are being written son their own so they would both be <text:s/>on their own line.</text:span></text:p>
      <text:p text:style-name="P5">3)Yes there is because in “a”, both outputs would be written on the same line and “b” would write both outputs on different 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8:25:13.454662050</meta:creation-date>
    <meta:generator>LibreOffice/5.1.4.2$Linux_X86_64 LibreOffice_project/10m0$Build-2</meta:generator>
    <dc:date>2017-09-05T08:41:39.518646850</dc:date>
    <meta:editing-duration>PT5M59S</meta:editing-duration>
    <meta:editing-cycles>1</meta:editing-cycles>
    <meta:document-statistic meta:table-count="0" meta:image-count="0" meta:object-count="0" meta:page-count="1" meta:paragraph-count="14" meta:word-count="239" meta:character-count="1328" meta:non-whitespace-character-count="1101"/>
  </office:meta>
</office:document-meta>
</file>